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1000004F2CEE88EB1643DFB7D.png" manifest:media-type="image/png"/>
  <manifest:file-entry manifest:full-path="Pictures/10000000000007D1000004F2311B780FAF6BB00A.png" manifest:media-type="image/png"/>
  <manifest:file-entry manifest:full-path="Pictures/10000000000007D1000004F28156F68965912C43.png" manifest:media-type="image/png"/>
  <manifest:file-entry manifest:full-path="Pictures/10000000000007D1000004F24D4E746836D9BC26.png" manifest:media-type="image/png"/>
  <manifest:file-entry manifest:full-path="Pictures/10000000000007D1000004F240663DB06B087484.png" manifest:media-type="image/png"/>
  <manifest:file-entry manifest:full-path="Pictures/10000000000007D1000004F2F60CB887BC865B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9.59cm" svg:height="12.393cm" draw:z-index="0"><draw:image xlink:href="Pictures/10000000000007D1000004F2F60CB887BC865B65.png" xlink:type="simple" xlink:show="embed" xlink:actuate="onLoad" draw:mime-type="image/png"/></draw:frame></text:p>
      <text:p text:style-name="P1"><draw:frame draw:style-name="fr1" draw:name="Image2" text:anchor-type="char" svg:width="19.59cm" svg:height="12.393cm" draw:z-index="1"><draw:image xlink:href="Pictures/10000000000007D1000004F240663DB06B087484.png" xlink:type="simple" xlink:show="embed" xlink:actuate="onLoad" draw:mime-type="image/png"/></draw:frame></text:p>
      <text:p text:style-name="P1"><draw:frame draw:style-name="fr1" draw:name="Image3" text:anchor-type="char" svg:width="19.59cm" svg:height="12.393cm" draw:z-index="2"><draw:image xlink:href="Pictures/10000000000007D1000004F24D4E746836D9BC26.png" xlink:type="simple" xlink:show="embed" xlink:actuate="onLoad" draw:mime-type="image/png"/></draw:frame></text:p>
      <text:p text:style-name="P1"><draw:frame draw:style-name="fr1" draw:name="Image4" text:anchor-type="char" svg:width="19.59cm" svg:height="12.393cm" draw:z-index="3"><draw:image xlink:href="Pictures/10000000000007D1000004F28156F68965912C43.png" xlink:type="simple" xlink:show="embed" xlink:actuate="onLoad" draw:mime-type="image/png"/></draw:frame></text:p>
      <text:p text:style-name="P1"><draw:frame draw:style-name="fr1" draw:name="Image5" text:anchor-type="char" svg:width="19.59cm" svg:height="12.393cm" draw:z-index="4"><draw:image xlink:href="Pictures/10000000000007D1000004F2311B780FAF6BB00A.png" xlink:type="simple" xlink:show="embed" xlink:actuate="onLoad" draw:mime-type="image/png"/></draw:frame></text:p>
      <text:p text:style-name="P1"><draw:frame draw:style-name="fr1" draw:name="Image6" text:anchor-type="char" svg:width="19.59cm" svg:height="12.393cm" draw:z-index="5"><draw:image xlink:href="Pictures/10000000000007D1000004F2CEE88EB1643DFB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08:33:11.835099061</dc:date>
    <meta:editing-duration>PT1M41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6" meta:paragraph-count="0" meta:word-count="0" meta:character-count="0" meta:non-whitespace-character-count="0"/>
  </office:meta>
</office:document-meta>
</file>